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style:rotation-align="none"/>
    </style:style>
    <style:style style:name="ce41" style:family="table-cell" style:parent-style-name="Default" style:data-style-name="N2"/>
    <style:style style:name="ce42" style:family="table-cell" style:parent-style-name="Default" style:data-style-name="N130">
      <style:table-cell-properties style:rotation-align="none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/>
    <style:style style:name="ce49" style:family="table-cell" style:parent-style-name="Default" style:data-style-name="N124">
      <style:table-cell-properties style:rotation-align="none"/>
    </style:style>
    <style:style style:name="ce5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3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Bell Hill Country</text:p>
          </table:table-cell>
          <table:table-cell table:style-name="ce40" table:formula="of:=AVERAGE([.D10];[.F10];[.H10])" office:value-type="float" office:value="2.93333333333333" calcext:value-type="float">
            <text:p>2.93</text:p>
          </table:table-cell>
          <table:table-cell table:style-name="ce42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49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40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40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Ridge</text:p>
          </table:table-cell>
          <table:table-cell table:style-name="ce40" table:formula="of:=AVERAGE([.D13];[.F13];[.H13])" office:value-type="float" office:value="3.73333333333333" calcext:value-type="float">
            <text:p>3.73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8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Hudson Miramont</text:p>
          </table:table-cell>
          <table:table-cell table:style-name="ce40" table:formula="of:=AVERAGE([.D14];[.F14];[.H14])" office:value-type="float" office:value="3.6" calcext:value-type="float">
            <text:p>3.60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49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Hills</text:p>
          </table:table-cell>
          <table:table-cell table:style-name="ce40" table:formula="of:=AVERAGE([.D15];[.F15];[.H15])" office:value-type="float" office:value="4.13333333333333" calcext:value-type="float">
            <text:p>4.13</text:p>
          </table:table-cell>
          <table:table-cell table:style-name="ce42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49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7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3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0" office:value-type="float" office:value="1.9" calcext:value-type="float">
            <text:p>1.9</text:p>
          </table:table-cell>
          <table:table-cell table:style-name="ce51" office:value-type="float" office:value="38" calcext:value-type="float">
            <text:p>3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5" office:value-type="float" office:value="2002" calcext:value-type="float">
            <text:p>200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0" office:value-type="float" office:value="4.1" calcext:value-type="float">
            <text:p>4.1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5" office:value-type="float" office:value="2016" calcext:value-type="float">
            <text:p>201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5" office:value-type="float" office:value="2018" calcext:value-type="float">
            <text:p>2018</text:p>
          </table:table-cell>
          <table:table-cell table:style-name="ce51"/>
          <table:table-cell table:style-name="ce51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5" office:value-type="float" office:value="1994" calcext:value-type="float">
            <text:p>199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7];[.F27];[.H2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5" office:value-type="float" office:value="1999" calcext:value-type="float">
            <text:p>199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AA2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2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1" table:formula="of:=AVERAGE([.D30];[.F30];[.H30])" office:value-type="float" office:value="4" calcext:value-type="float">
            <text:p>4.00</text:p>
          </table:table-cell>
          <table:table-cell table:style-name="ce43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0" office:value-type="float" office:value="3.9" calcext:value-type="float">
            <text:p>3.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1" table:formula="of:=AVERAGE([.D31];[.F31];[.H31])" office:value-type="float" office:value="4.03333333333333" calcext:value-type="float">
            <text:p>4.03</text:p>
          </table:table-cell>
          <table:table-cell table:style-name="ce43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3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4.3" calcext:value-type="float">
            <text:p>4.3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5" office:value-type="float" office:value="2013" calcext:value-type="float">
            <text:p>20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1" table:formula="of:=AVERAGE([.D32];[.F32];[.H32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3.4" calcext:value-type="float">
            <text:p>3.4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5" office:value-type="float" office:value="2008" calcext:value-type="float">
            <text:p>200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2:.AA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3:20:46.447301600</dc:date>
    <meta:editing-duration>P15DT20H36M36S</meta:editing-duration>
    <meta:editing-cycles>268</meta:editing-cycles>
    <meta:generator>LibreOffice/5.1.6.2$Linux_X86_64 LibreOffice_project/10m0$Build-2</meta:generator>
    <meta:document-statistic meta:table-count="5" meta:cell-count="4572" meta:object-count="0"/>
  </office:meta>
</office:document-meta>
</file>